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custom_toolbar_58d9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Alcock</meta:initial-creator>
    <meta:creation-date>2015-04-22T19:11:01.62</meta:creation-date>
    <meta:generator>OpenOffice/4.0.1$Win32 OpenOffice.org_project/401m5$Build-9714</meta:generator>
    <dc:date>2015-11-19T11:24:21.34</dc:date>
    <meta:editing-duration>PT53M9S</meta:editing-duration>
    <meta:editing-cycles>23</meta:editing-cycles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Option Explicit

Global oListener

Function Escape(inText As String) As String
	Dim outText As String
	Dim c As String
	
	For i = 1 To Len(inText)
		c = Mid(inText, i, 1)
		If c = Chr$(10) Then
			outText = outText &amp; "\n"
		Else
			If c = Chr$(13) Then
				outText = outText &amp; "\r"
			Else
				outText = outText &amp; c
			End If
		End If
	Next
	Escape = outText
End Function

Sub Listen_Modified()
	Dim oController as Object
	Dim count as Integer
	Dim i as Integer
	Dim start as Object
	Dim ending as Object

	
  	oController = ThisComponent.getCurrentController()
  	count = oController.getSelection().getCount()
  	MsgBox "Count is " &amp; count
  	
  	for i = 0 to count - 1
  		start = oController.getSelection().getByIndex(i).getStart()
	  	MsgBox "Start is found."
  		ending = oController.getSelection().getByIndex(i).getEnd()
	  	MsgBox "End is found."
  	next  	
End Sub

Sub init
	oListener = CreateUnoListener("Listen_", "com.sun.star.util.XModifyListener")
  	ThisComponent.addModifyListener(oListener)
  	
  	ThisComponent.setModified(true)
End Sub

Sub uninit
	ThisComponent.removeModifyListener(oListener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